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cf3" officeooo:paragraph-rsid="000abcf3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bcf3" officeooo:paragraph-rsid="000abcf3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0abcf3"/>
    </style:style>
    <style:style style:name="T1" style:family="text">
      <style:text-properties officeooo:rsid="000abcf3"/>
    </style:style>
    <style:style style:name="T2" style:family="text">
      <style:text-properties fo:font-weight="bold" officeooo:rsid="000abcf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teMap ActuRetro</text:p>
      <text:p text:style-name="P1"/>
      <text:p text:style-name="P1"/>
      <text:p text:style-name="P3"><text:span text:style-name="T2">Consultable à l’adresse :</text:span><text:span text:style-name="T1"> </text:span><text:a xlink:type="simple" xlink:href="https://www.gloomaps.com/6NoRCyfbvG" text:style-name="Internet_20_link" text:visited-style-name="Visited_20_Internet_20_Link">https://www.gloomaps.com/6NoRCyfbvG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1:51:03.099815729</meta:creation-date>
    <dc:date>2020-07-29T11:52:56.697185440</dc:date>
    <meta:editing-duration>PT1M54S</meta:editing-duration>
    <meta:editing-cycles>1</meta:editing-cycles>
    <meta:document-statistic meta:table-count="0" meta:image-count="0" meta:object-count="0" meta:page-count="1" meta:paragraph-count="2" meta:word-count="7" meta:character-count="78" meta:non-whitespace-character-count="73"/>
    <meta:generator>LibreOffice/6.4.4.2$Linux_X86_64 LibreOffice_project/40$Build-2</meta:generator>
  </office:meta>
</office:document-meta>
</file>